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47e" officeooo:paragraph-rsid="0004c47e"/>
    </style:style>
    <style:style style:name="P2" style:family="paragraph" style:parent-style-name="Standard">
      <style:text-properties officeooo:rsid="0004c47e" officeooo:paragraph-rsid="0005ad57"/>
    </style:style>
    <style:style style:name="P3" style:family="paragraph" style:parent-style-name="Standard">
      <style:text-properties officeooo:rsid="0004c47e" officeooo:paragraph-rsid="0006ed99"/>
    </style:style>
    <style:style style:name="P4" style:family="paragraph" style:parent-style-name="Standard">
      <style:text-properties officeooo:rsid="0004c47e" officeooo:paragraph-rsid="0007be32"/>
    </style:style>
    <style:style style:name="P5" style:family="paragraph" style:parent-style-name="Standard">
      <style:text-properties officeooo:rsid="0004c47e" officeooo:paragraph-rsid="000fe617"/>
    </style:style>
    <style:style style:name="P6" style:family="paragraph" style:parent-style-name="Standard">
      <style:text-properties officeooo:rsid="0004c47e" officeooo:paragraph-rsid="00115a6d"/>
    </style:style>
    <style:style style:name="P7" style:family="paragraph" style:parent-style-name="Standard">
      <style:text-properties officeooo:rsid="0004c47e" officeooo:paragraph-rsid="0011ba06"/>
    </style:style>
    <style:style style:name="P8" style:family="paragraph" style:parent-style-name="Standard">
      <style:text-properties officeooo:rsid="0004c47e" officeooo:paragraph-rsid="0015a697"/>
    </style:style>
    <style:style style:name="P9" style:family="paragraph" style:parent-style-name="Standard">
      <style:text-properties officeooo:rsid="0004c47e" officeooo:paragraph-rsid="002842c5"/>
    </style:style>
    <style:style style:name="P10" style:family="paragraph" style:parent-style-name="Standard">
      <style:text-properties officeooo:rsid="0004c47e" officeooo:paragraph-rsid="002c534a"/>
    </style:style>
    <style:style style:name="P11" style:family="paragraph" style:parent-style-name="Standard">
      <style:text-properties officeooo:rsid="00185fbd" officeooo:paragraph-rsid="00185fbd"/>
    </style:style>
    <style:style style:name="P12" style:family="paragraph" style:parent-style-name="Standard">
      <style:text-properties officeooo:rsid="001e11be" officeooo:paragraph-rsid="001e11be"/>
    </style:style>
    <style:style style:name="P13" style:family="paragraph" style:parent-style-name="Standard">
      <style:text-properties officeooo:paragraph-rsid="0015a697"/>
    </style:style>
    <style:style style:name="P14" style:family="paragraph" style:parent-style-name="Standard">
      <style:text-properties officeooo:paragraph-rsid="00257236"/>
    </style:style>
    <style:style style:name="P15" style:family="paragraph" style:parent-style-name="Text_20_body" style:list-style-name="L1">
      <style:text-properties officeooo:paragraph-rsid="0020eb85"/>
    </style:style>
    <style:style style:name="P16" style:family="paragraph" style:parent-style-name="Text_20_body">
      <style:text-properties officeooo:paragraph-rsid="0020eb85"/>
    </style:style>
    <style:style style:name="P17" style:family="paragraph" style:parent-style-name="Text_20_body">
      <style:text-properties officeooo:rsid="0004c47e" officeooo:paragraph-rsid="0015a697"/>
    </style:style>
    <style:style style:name="T1" style:family="text">
      <style:text-properties officeooo:rsid="0004c47e"/>
    </style:style>
    <style:style style:name="T2" style:family="text">
      <style:text-properties officeooo:rsid="0005ad57"/>
    </style:style>
    <style:style style:name="T3" style:family="text">
      <style:text-properties officeooo:rsid="0006ed99"/>
    </style:style>
    <style:style style:name="T4" style:family="text">
      <style:text-properties officeooo:rsid="0007be32"/>
    </style:style>
    <style:style style:name="T5" style:family="text">
      <style:text-properties officeooo:rsid="0007cb21"/>
    </style:style>
    <style:style style:name="T6" style:family="text">
      <style:text-properties officeooo:rsid="000fe617"/>
    </style:style>
    <style:style style:name="T7" style:family="text">
      <style:text-properties officeooo:rsid="00115a6d"/>
    </style:style>
    <style:style style:name="T8" style:family="text">
      <style:text-properties officeooo:rsid="0011ba06"/>
    </style:style>
    <style:style style:name="T9" style:family="text">
      <style:text-properties officeooo:rsid="00160175"/>
    </style:style>
    <style:style style:name="T10" style:family="text">
      <style:text-properties officeooo:rsid="00275ae0"/>
    </style:style>
    <style:style style:name="T11" style:family="text">
      <style:text-properties fo:color="#a9b7c6" style:font-name="DejaVu Sans Mono" fo:font-size="9.80000019073486pt"/>
    </style:style>
    <style:style style:name="T12" style:family="text">
      <style:text-properties officeooo:rsid="002842c5"/>
    </style:style>
    <style:style style:name="T13" style:family="text">
      <style:text-properties officeooo:rsid="002c534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470525188998528" text:style-name="L1">
        <text:list-item>
          <text:p text:style-name="P15">安装支持pip3 <text:line-break/><text:span text:style-name="Source_20_Text">sudo apt-get install python3-pip</text:span></text:p>
        </text:list-item>
      </text:list>
      <text:p text:style-name="P16"><text:tab/>可以使用如下命令查看pip3是否安装成功</text:p>
      <text:p text:style-name="P16"><text:span text:style-name="Source_20_Text"><text:tab/>pip3 --version</text:span></text:p>
      <text:p text:style-name="Standard"><text:tab/><text:span text:style-name="T1">2.安装virtualenv</text:span></text:p>
      <text:p text:style-name="P1"><text:tab/>sudo pip3 install virtualenv</text:p>
      <text:p text:style-name="P1"><text:tab/></text:p>
      <text:p text:style-name="P2"><text:tab/>创建虚拟环境<text:span text:style-name="T2">virtualenv -p /usr/bin/python3.5 py35env</text:span></text:p>
      <text:p text:style-name="P3"><text:tab/>激活虚拟环境<text:span text:style-name="T3">source /home/ubuntu/py35env/bin/activate</text:span></text:p>
      <text:p text:style-name="P4"><text:tab/>退出虚拟环境<text:span text:style-name="T4">deactivate</text:span></text:p>
      <text:p text:style-name="P4"><text:tab/></text:p>
      <text:p text:style-name="P4"><text:tab/><text:span text:style-name="T5">3安装需要的模块</text:span></text:p>
      <text:p text:style-name="P4"><text:tab/></text:p>
      <text:p text:style-name="P4"><text:tab/>查看开发环境安装的模块 <text:span text:style-name="T5">python3 -m pip freeze 挑选用到的安装到云服务器内</text:span></text:p>
      <text:p text:style-name="P4"><text:tab/>注意如果在虚拟环境中 命令需要改一下 使用pip install xx 直接安装就可以了</text:p>
      <text:p text:style-name="P4"><text:tab/>虚拟环境中python直接指向你只定的python解释器</text:p>
      <text:p text:style-name="P4"/>
      <text:p text:style-name="P4"/>
      <text:p text:style-name="P4"><text:tab/><text:span text:style-name="T9">4 安装mysql</text:span></text:p>
      <text:p text:style-name="P4"><text:tab/><text:tab/>sudo <text:span text:style-name="T9">apt-get install mysql-server</text:span></text:p>
      <text:p text:style-name="P11"><text:tab/><text:tab/>期间会让你输入密码并确认</text:p>
      <text:p text:style-name="P4"><text:tab/><text:tab/>登录到mysql创建项目用的database，因为django不会自动建库</text:p>
      <text:p text:style-name="P4"/>
      <text:p text:style-name="P4"/>
      <text:p text:style-name="P4"><text:tab/><text:span text:style-name="T9">5将项目从github下载clone到云服务器</text:span></text:p>
      <text:p text:style-name="P5"><text:tab/><text:tab/>从服务器生成用<text:span text:style-name="T6">ssh-keygen命令生成sshkey</text:span></text:p>
      <text:p text:style-name="P6"><text:tab/><text:tab/>获得ssh<text:span text:style-name="T7">cat /home/yourusername/.ssh/id_rsa.pub</text:span></text:p>
      <text:p text:style-name="P7"><text:tab/><text:tab/><text:tab/>添加到github账户中 settings - <text:span text:style-name="T8">SSH and GPG keys -new SSH key 起好名字将SSHkey<text:tab/><text:tab/>复制到输入框确定。</text:span></text:p>
      <text:p text:style-name="P8"><text:tab/><text:tab/>Clone 项目到云服务器</text:p>
      <text:p text:style-name="P8"><text:tab/></text:p>
      <text:p text:style-name="P14"><text:span text:style-name="T1"><text:tab/>6 部署 </text:span>Django + <text:span text:style-name="Emphasis">Uwsgi + Nginx</text:span> 的生产环境</text:p>
      <text:p text:style-name="P8"/>
      <text:p text:style-name="P8"><text:tab/></text:p>
      <text:p text:style-name="P8"><text:tab/>cro<text:span text:style-name="T10">ntab 设置</text:span></text:p>
      <text:p text:style-name="P9"><text:tab/><text:span text:style-name="T12">10 00 * * * /home/ubuntu/cron_cmd.sh &gt; /home/ubuntu/cron_log 2&gt;&amp;1</text:span></text:p>
      <text:p text:style-name="P10"/>
      <text:p text:style-name="P10"><text:tab/><text:span text:style-name="T13">source /home/ubuntu/py35env/bin/activate</text:span></text:p>
      <text:p text:style-name="P10"><text:tab/><text:span text:style-name="T13">cd /home/ubuntu/dangjianyun</text:span></text:p>
      <text:p text:style-name="P10"><text:tab/><text:span text:style-name="T13">python manage.py djcmd</text:span></text:p>
      <text:p text:style-name="P10"><text:tab/><text:span text:style-name="T13">mysqldump -uroot -pAa123456 dangjianyun &gt; /home/ubuntu/dbbackup/`date +%y%m%d`.sql</text:span></text:p>
      <text:p text:style-name="P10"><text:tab/><text:span text:style-name="T13">find /home/ubuntu/dbbackup/ f -mtime +7 -exec rm {}\;</text:span></text:p>
      <text:p text:style-name="P9"/>
      <text:p text:style-name="P9"/>
      <text:p text:style-name="P13"><text:span text:style-name="T1"><text:tab/></text:span><text:span text:style-name="T11"># m h  dom mon dow  command</text:span></text:p>
      <text:p text:style-name="Text_20_body"><text:tab/>m 分钟 0-59</text:p>
      <text:p text:style-name="Text_20_body"><text:soft-page-break/><text:tab/>h 小时 0-23</text:p>
      <text:p text:style-name="Text_20_body"><text:tab/>dow 天1-31</text:p>
      <text:p text:style-name="Text_20_body"><text:tab/>mon 月 1-12</text:p>
      <text:p text:style-name="Text_20_body"><text:tab/>dow  星期 1-6  0表示星期天</text:p>
      <text:p text:style-name="Text_20_body"><text:tab/>command 就是要执行的命令</text:p>
      <text:p text:style-name="P17"><text:span text:style-name="T11">除了这些固定值外，还可以配合星号（*），逗号（,），和斜线（/）来表示一些其他的含义：<text:line-break/> <text:line-break/><text:line-break/> <text:line-break/>星号          表示任意值，比如在小时部分填写 * 代表任意小时（每小时）<text:line-break/> <text:line-break/>逗号          可以允许在一个部分中填写多个值，比如在分钟部分填写 1,3 表示一分钟或三分钟<text:line-break/> <text:line-break/>斜线          一般配合 * 使用，代表每隔多长时间，比如在小时部分填写 */2 代表每隔两分钟。所以 */1 和 * 没有区别<text:line-break/> </text:span></text:p>
      <text:p text:style-name="Text_20_body">1. * * * * *      date &gt;&gt; /home/postgres/time.log            # 每隔一分钟执行一次任务  <text:line-break/>2. 0 * * * *      date &gt;&gt; /home/postgres/time.log          # 每小时的0点执行一次任务，比如6:00，10:00  <text:line-break/>3. 6,10 * 2 * *    date &gt;&gt; /home/postgres/time.log      # 每个月2号，每小时的6分和10分执行一次任务  <text:line-break/>4. */3,*/5 * * * *  date &gt;&gt; /home/postgres/time.log        # 每隔3分钟或5分钟执行一次任务，比如10:03，10:05，10:06</text:p>
      <text:p text:style-name="Text_20_body"> </text:p>
      <text:p text:style-name="Text_20_body">3 * * * * /home/meng/hello.sh就是：每小时的03分执行/home/meng/下的hello.sh脚本*/5 9-17 * * mon,tue,wed,thur,fri wall "Are we there yet?"<text:line-break/> <text:line-break/>5 3 * * * /usr/bin/apt-get update 就是每天的03:05执行“/usr/bin/apt-get update<text:line-break/> <text:line-break/>*/5 9-17 * * mon,tue,wed,thur,fri wall "Are we there yet?" 就是在所有的工作日的(9-17点)每过5分钟出现"Are we there Yet?"<text:line-break/> <text:line-break/>#每晚的21:30重启apache。<text:line-break/>30 21 * * * /usr/local/etc/rc.d/lighttpd restart</text:p>
      <text:p text:style-name="Text_20_body">#每月1、10、22日<text:line-break/>45 4 1,10,22 * * /usr/local/etc/rc.d/lighttpd restart</text:p>
      <text:p text:style-name="Text_20_body"><text:soft-page-break/>#每天早上6点10分<text:line-break/>10 6 * * * date</text:p>
      <text:p text:style-name="Text_20_body">#每两个小时<text:line-break/>0 */2 * * * date</text:p>
      <text:p text:style-name="Text_20_body">#晚上11点到早上8点之间每两个小时，早上8点<text:line-break/>0 23-7/2，8 * * * date</text:p>
      <text:p text:style-name="Text_20_body">#每个月的4号和每个礼拜的礼拜一到礼拜三的早上11点<text:line-break/>0 11 4 * mon-wed date</text:p>
      <text:p text:style-name="Text_20_body">#1月份日早上4点<text:line-break/>0 4 1 jan * date</text:p>
      <text:p text:style-name="P8"><text:span text:style-name="T11"/></text:p>
      <text:p text:style-name="P8"/>
      <text:p text:style-name="P12">#问题</text:p>
      <text:p text:style-name="P12">出现静态文件的问题</text:p>
      <text:p text:style-name="P12">在云服务器读取相对路径文件出现问题，指定绝对路径后解决。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15:51.620041935</meta:creation-date>
    <dc:date>2018-03-22T16:57:30.715165755</dc:date>
    <meta:editing-duration>PT5H41M25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872" meta:character-count="2313" meta:non-whitespace-character-count="1930"/>
  </office:meta>
</office:document-meta>
</file>